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944c" officeooo:paragraph-rsid="0007944c"/>
    </style:style>
    <style:style style:name="P2" style:family="paragraph" style:parent-style-name="Text_20_body">
      <style:text-properties officeooo:rsid="0007944c" officeooo:paragraph-rsid="0007944c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3pt" fo:font-style="normal" style:text-underline-style="none" fo:font-weight="normal" officeooo:rsid="0007944c" officeooo:paragraph-rsid="0007944c" style:text-blinking="false" fo:background-color="transparent" style:font-size-asian="13pt" style:font-size-complex="13pt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3pt" fo:font-style="normal" style:text-underline-style="none" fo:font-weight="normal" style:text-blinking="false" fo:background-color="transparent" style:font-size-asian="13pt" style:font-size-complex="13pt"/>
    </style:style>
    <style:style style:name="P5" style:family="paragraph" style:parent-style-name="Text_20_body">
      <style:paragraph-properties fo:text-align="start" style:justify-single-word="false"/>
      <style:text-properties officeooo:paragraph-rsid="0007e97b"/>
    </style:style>
    <style:style style:name="P6" style:family="paragraph" style:parent-style-name="Text_20_body">
      <style:text-properties officeooo:paragraph-rsid="0007944c"/>
    </style:style>
    <style:style style:name="P7" style:family="paragraph" style:parent-style-name="Text_20_body">
      <style:text-properties officeooo:paragraph-rsid="0007e97b"/>
    </style:style>
    <style:style style:name="P8" style:family="paragraph" style:parent-style-name="Text_20_body">
      <style:text-properties officeooo:rsid="0007e97b" officeooo:paragraph-rsid="0007e97b"/>
    </style:style>
    <style:style style:name="P9" style:family="paragraph" style:parent-style-name="Text_20_body">
      <style:text-properties officeooo:rsid="000999fa" officeooo:paragraph-rsid="000999fa"/>
    </style:style>
    <style:style style:name="P10" style:family="paragraph" style:parent-style-name="Text_20_body">
      <style:paragraph-properties fo:text-align="start" style:justify-single-word="false"/>
      <style:text-properties fo:font-variant="normal" fo:text-transform="none" fo:color="#202124" loext:opacity="100%" style:font-name="Liberation Serif" fo:font-size="12pt" fo:letter-spacing="normal" fo:font-style="normal" fo:font-weight="normal" officeooo:paragraph-rsid="0007e97b" style:font-size-asian="12pt" style:font-size-complex="12pt"/>
    </style:style>
    <style:style style:name="P11" style:family="paragraph" style:parent-style-name="Text_20_body" style:list-style-name="L1">
      <style:paragraph-properties fo:margin-left="0cm" fo:margin-right="0cm" fo:margin-top="0cm" fo:margin-bottom="0.106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02124" loext:opacity="100%" style:font-name="Liberation Serif" fo:font-size="12pt" fo:letter-spacing="normal" fo:font-style="normal" fo:font-weight="normal" officeooo:paragraph-rsid="0007e97b" style:font-size-asian="12pt" style:font-size-complex="12pt"/>
    </style:style>
    <style:style style:name="P12" style:family="paragraph" style:parent-style-name="Text_20_body" style:list-style-name="L1">
      <style:paragraph-properties fo:margin-left="0cm" fo:margin-right="0cm" fo:margin-top="0cm" fo:margin-bottom="0.106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02124" loext:opacity="100%" style:font-name="Liberation Serif" fo:font-size="12pt" fo:letter-spacing="normal" fo:font-style="normal" fo:font-weight="normal" officeooo:rsid="0007944c" officeooo:paragraph-rsid="0007e97b" style:font-size-asian="12pt" style:font-size-complex="12pt" loext:padding="0cm" loext:border="none"/>
    </style:style>
    <style:style style:name="P13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3pt" fo:font-style="normal" style:text-underline-style="none" fo:font-weight="normal" officeooo:rsid="0007944c" officeooo:paragraph-rsid="0007944c" style:text-blinking="false" fo:background-color="transparent" style:font-size-asian="13pt" style:font-size-complex="13pt"/>
    </style:style>
    <style:style style:name="P14" style:family="paragraph" style:parent-style-name="Text_20_body">
      <style:paragraph-properties fo:text-align="start" style:justify-single-word="false"/>
      <style:text-properties fo:font-variant="normal" fo:text-transform="none" fo:color="#c9211e" loext:opacity="100%" style:text-line-through-style="none" style:text-line-through-type="none" style:font-name="Liberation Serif" fo:font-size="16pt" fo:font-style="normal" style:text-underline-style="none" fo:font-weight="normal" officeooo:rsid="000b3126" officeooo:paragraph-rsid="000b3126" style:text-blinking="false" fo:background-color="transparent" style:font-size-asian="16pt" style:font-size-complex="16pt"/>
    </style:style>
    <style:style style:name="P15" style:family="paragraph" style:parent-style-name="Text_20_body">
      <style:text-properties style:font-name="Liberation Serif" fo:font-size="13pt" fo:font-weight="normal" officeooo:paragraph-rsid="0007944c" style:font-size-asian="13pt" style:font-weight-asian="normal" style:font-size-complex="13pt" style:font-weight-complex="normal"/>
    </style:style>
    <style:style style:name="P16" style:family="paragraph" style:parent-style-name="Text_20_body">
      <style:text-properties officeooo:rsid="000999fa" officeooo:paragraph-rsid="000999fa"/>
    </style:style>
    <style:style style:name="P17" style:family="paragraph" style:parent-style-name="Text_20_body">
      <style:text-properties officeooo:rsid="0007e97b" officeooo:paragraph-rsid="0007e97b"/>
    </style:style>
    <style:style style:name="P18" style:family="paragraph" style:parent-style-name="Text_20_body">
      <style:text-properties officeooo:paragraph-rsid="000999fa"/>
    </style:style>
    <style:style style:name="P19" style:family="paragraph" style:parent-style-name="Text_20_body">
      <style:text-properties officeooo:rsid="000b3126" officeooo:paragraph-rsid="000b3126"/>
    </style:style>
    <style:style style:name="P20" style:family="paragraph" style:parent-style-name="Text_20_body">
      <style:text-properties officeooo:paragraph-rsid="000b3126"/>
    </style:style>
    <style:style style:name="P21" style:family="paragraph" style:parent-style-name="Text_20_body">
      <style:text-properties fo:color="#c9211e" loext:opacity="100%" fo:font-size="16pt" officeooo:rsid="0007e97b" officeooo:paragraph-rsid="0007e97b" style:font-size-asian="16pt" style:font-size-complex="16pt"/>
    </style:style>
    <style:style style:name="P22" style:family="paragraph" style:parent-style-name="Text_20_body">
      <style:text-properties fo:color="#c9211e" loext:opacity="100%" fo:font-size="16pt" officeooo:rsid="000b3126" officeooo:paragraph-rsid="000b3126" style:font-size-asian="16pt" style:font-size-complex="16pt"/>
    </style:style>
    <style:style style:name="P23" style:family="paragraph" style:parent-style-name="Text_20_body">
      <style:text-properties fo:color="#000000" loext:opacity="100%" fo:font-size="16pt" officeooo:rsid="000b3126" officeooo:paragraph-rsid="000b3126" style:font-size-asian="14pt" style:font-size-complex="16pt"/>
    </style:style>
    <style:style style:name="T1" style:family="text">
      <style:text-properties officeooo:rsid="0007944c"/>
    </style:style>
    <style:style style:name="T2" style:family="text">
      <style:text-properties fo:font-variant="normal" fo:text-transform="none" fo:color="#202124" loext:opacity="100%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202124" loext:opacity="100%" style:font-name="Liberation Serif" fo:font-size="12pt" fo:letter-spacing="normal" fo:font-style="normal" fo:font-weight="normal" officeooo:rsid="0007944c" style:font-size-asian="12pt" style:font-size-complex="12pt"/>
    </style:style>
    <style:style style:name="T4" style:family="text">
      <style:text-properties fo:font-variant="normal" fo:text-transform="none" fo:color="#202124" loext:opacity="100%" style:font-name="Liberation Serif" fo:font-size="12pt" fo:letter-spacing="normal" fo:font-style="normal" fo:font-weight="normal" officeooo:rsid="0007944c" style:font-size-asian="12pt" style:font-size-complex="12pt" loext:padding="0cm" loext:border="none"/>
    </style:style>
    <style:style style:name="T5" style:family="text">
      <style:text-properties fo:font-variant="normal" fo:text-transform="none" fo:color="#202124" loext:opacity="100%" style:font-name="Liberation Serif" fo:font-size="13pt" fo:letter-spacing="normal" fo:font-style="normal" fo:font-weight="normal" officeooo:rsid="0007944c" style:font-size-asian="13pt" style:font-size-complex="13pt" loext:padding="0cm" loext:border="none"/>
    </style:style>
    <style:style style:name="T6" style:family="text">
      <style:text-properties fo:font-variant="normal" fo:text-transform="none" fo:color="#202124" loext:opacity="100%" style:font-name="Liberation Serif" fo:font-size="13pt" fo:letter-spacing="normal" fo:font-style="normal" fo:font-weight="normal" officeooo:rsid="0007944c" style:font-size-asian="13pt" style:font-weight-asian="normal" style:font-size-complex="13pt" style:font-weight-complex="normal" loext:padding="0cm" loext:border="none"/>
    </style:style>
    <style:style style:name="T7" style:family="text">
      <style:text-properties fo:font-variant="normal" fo:text-transform="none" fo:color="#202124" loext:opacity="100%" style:font-name="Liberation Serif" fo:font-size="13pt" fo:letter-spacing="normal" fo:font-style="normal" fo:font-weight="normal" officeooo:rsid="0007e97b" style:font-size-asian="13pt" style:font-weight-asian="normal" style:font-size-complex="13pt" style:font-weight-complex="normal" loext:padding="0cm" loext:border="none"/>
    </style:style>
    <style:style style:name="T8" style:family="text">
      <style:text-properties fo:font-variant="normal" fo:text-transform="none" fo:color="#202124" loext:opacity="100%" style:font-name="Liberation Serif" fo:font-size="13pt" fo:letter-spacing="normal" fo:font-style="normal" fo:font-weight="normal" style:font-size-asian="13pt" style:font-weight-asian="normal" style:font-size-complex="13pt" style:font-weight-complex="normal" loext:padding="0cm" loext:border="none"/>
    </style:style>
    <style:style style:name="T9" style:family="text">
      <style:text-properties fo:font-variant="normal" fo:text-transform="none" fo:color="#202124" loext:opacity="100%" fo:letter-spacing="normal" fo:font-style="normal" officeooo:rsid="0007944c" loext:padding="0cm" loext:border="none"/>
    </style:style>
    <style:style style:name="T10" style:family="text">
      <style:text-properties style:font-name="Liberation Serif"/>
    </style:style>
    <style:style style:name="T11" style:family="text">
      <style:text-properties officeooo:rsid="000999fa"/>
    </style:style>
    <style:style style:name="T12" style:family="text">
      <style:text-properties officeooo:rsid="000b3126"/>
    </style:style>
    <style:style style:name="T13" style:family="text">
      <style:text-properties fo:color="#000000" loext:opacity="100%" officeooo:rsid="000b3126"/>
    </style:style>
    <style:style style:name="T14" style:family="text">
      <style:text-properties fo:color="#5983b0" loext:opacity="100%" officeooo:rsid="000b3126"/>
    </style:style>
    <style:style style:name="T15" style:family="text">
      <style:text-properties fo:color="#3465a4" loext:opacity="100%" officeooo:rsid="000b3126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Coffret Gourmands</text:p>
      <text:p text:style-name="P1"/>
      <text:p text:style-name="P1"/>
      <text:p text:style-name="P3"/>
      <text:p text:style-name="P14">Mission 1:</text:p>
      <text:p text:style-name="P3"><text:bookmark text:name="docs-internal-guid-4f96d5a1-7fff-e576-ca77-43e54c4c8508"/>1.1 Rédiger les principes de fonctionnement d’une boutique en ligne.</text:p>
      <text:p text:style-name="P4">1.2 Décrire les caractéristiques principales du statut de micro-entrepreneur.</text:p>
      <text:p text:style-name="P4">1.3 Y a t il des points particuliers à signaler lorsque le projet est porté par un étudiant ?</text:p>
      <text:p text:style-name="P7"><text:line-break/><text:span text:style-name="T1">1,1) Voici les principaux fonctionnements d’une boutique en ligne: </text:span><text:span text:style-name="T5">C’est une plateforme en ligne ou des produits y sont présenté par des entreprises et peuvent être acheter via des moyens de paiements sécurisé, les produits vendus sont préparé et expédiés et un service après-vente est également fourni.</text:span></text:p>
      <text:p text:style-name="P5"><text:span text:style-name="T4">1- Déterminer le secteur d'activité </text:span><text:span text:style-name="T5"><text:s text:c="116"/></text:span><text:span text:style-name="T2">2- Analyser la concurrence. </text:span></text:p>
      <text:p text:style-name="P10">3- Préparer un cahier des charges. </text:p>
      <text:p text:style-name="P5"><text:span text:style-name="T3">4</text:span><text:span text:style-name="T2">- Obtenir un catalogue de produits.</text:span></text:p>
      <text:list text:style-name="L1">
        <text:list-header>
          <text:p text:style-name="P11">5- Choisir les moyens de paiement. </text:p>
          <text:p text:style-name="P11">6- Choisir les modes de livraison.</text:p>
          <text:p text:style-name="P11">7- Trouver un prestataire.</text:p>
          <text:p text:style-name="P11">8- Rédiger les descriptifs des produits.</text:p>
          <text:p text:style-name="P11">9- Rédiger le contenu du site</text:p>
          <text:p text:style-name="P12">10-mettre en ligne le site</text:p>
        </text:list-header>
      </text:list>
      <text:p text:style-name="Text_20_body"/>
      <text:p text:style-name="P6"><text:span text:style-name="T5">1.2)</text:span><text:span text:style-name="T6">.Voici les différentes </text:span><text:span text:style-name="T7">caractéristiques du micro-entrepreneur : </text:span></text:p>
      <text:p text:style-name="P8"><text:span text:style-name="T8">Il est similaire au « auto-entrepreneur » et il est soumis à un régime fiscal et social simplifié. Celui-ci lui permet d’exercer très facilement une petite activité professionnelle indépendante générant un chiffre d’affaires inférieur à un certain seuil.</text:span></text:p>
      <text:p text:style-name="P15"/>
      <text:p text:style-name="Text_20_body"/>
      <text:p text:style-name="P2">1,3) <text:s/><text:span text:style-name="T10">Le Statut National Étudiant-Entrepreneur (SNEE) est accessible sur tout le territoire français. Il permet de construire et de développer votre projet en bénéficiant d’un accompagnement quelle que soit la démarche entrepreneuriale.</text:span></text:p>
      <text:p text:style-name="P2"/>
      <text:p text:style-name="P8"/>
      <text:p text:style-name="P8"/>
      <text:p text:style-name="P8"><text:soft-page-break/></text:p>
      <text:p text:style-name="P8"/>
      <text:p text:style-name="P21">Mission 2: </text:p>
      <text:p text:style-name="P8"/>
      <text:p text:style-name="P8">2,1: Le budget est un peu court mais on va essayer de faire au mieux.</text:p>
      <text:p text:style-name="P8"/>
      <text:p text:style-name="P8">Voici l’imprimante : <text:a xlink:type="simple" xlink:href="https://www.electrodepot.fr/imprimante-multifonction-hp-oj-pro-8014.html?at_medium=sl&amp;at_campaign=Shopping_IT_Mixte_Perf_ever_ROAS_A/B_Test_Titre&amp;at_platform=google&amp;at_creation=Imprimantes_-_papier&amp;at_variant=online&amp;at_network=search&amp;at_term=980819-test&amp;gclid=EAIaIQobChMImKOqhePHgQMVxxMGAB1djgnVEAQYBCABEgI18_D_BwE" text:style-name="Internet_20_link" text:visited-style-name="Visited_20_Internet_20_Link"><text:span text:style-name="T12">Imprimante</text:span> </text:a></text:p>
      <text:p text:style-name="P9"/>
      <text:p text:style-name="P20"><text:span text:style-name="T11">Voici l’ordinateur portable: </text:span><text:a xlink:type="simple" xlink:href="https://www.amazon.fr/ASUS-Vivobook-S1404FA-NK213W-14-Rétroéclairé/dp/B0BXPX3T2J/ref=sr_1_6?__mk_fr_FR=ÅMÅŽÕÑ&amp;crid=3H32QWFAHWSCI&amp;keywords=Laptop&amp;qid=1695714334&amp;sprefix=laptop%2B%2Caps%2C104&amp;sr=8-6&amp;th=1" text:style-name="Internet_20_link" text:visited-style-name="Visited_20_Internet_20_Link"><text:span text:style-name="T15">Laptop</text:span></text:a></text:p>
      <text:p text:style-name="P9"/>
      <text:p text:style-name="P18"><text:span text:style-name="T11">Voici </text:span><text:span text:style-name="T12">le téléphone choisi pour les photos des produits </text:span><text:span text:style-name="T11">: </text:span><text:a xlink:type="simple" xlink:href="https://www.amazon.fr/Samsung-Galaxy-Awesome-Blue-SM-A236BLBVEUE/dp/B0B8ZYN8VQ/ref=sr_1_8_mod_primary_new?crid=21QQZMOUMHDWP&amp;keywords=samsung+galaxy+a33+5g&amp;qid=1695714250&amp;sbo=RZvfv%2F%2FHxDF%2BO5021pAnSA%3D%3D&amp;sprefix=Samsung+galaxy+a33+%2Caps%2C69&amp;sr=8-8" text:style-name="Internet_20_link" text:visited-style-name="Visited_20_Internet_20_Link"><text:span text:style-name="T15">Téléphone</text:span></text:a></text:p>
      <text:p text:style-name="P9"/>
      <text:p text:style-name="P9">Voici les composants <text:span text:style-name="T12">pour l’amélioration de son ordinateur fixe </text:span>:</text:p>
      <text:p text:style-name="P18"><text:span text:style-name="T11">RAM: </text:span><text:a xlink:type="simple" xlink:href="https://www.amazon.fr/Crucial-2x16Go-5600MT-Mémoire-CP2K16G56C46U5/dp/B0C2B7W1W4/ref=sr_1_7?crid=11HXTIG82DUJK&amp;keywords=ram+32go+ddr5&amp;qid=1695714501&amp;sprefix=ram+32+go+%2Caps%2C61&amp;sr=8-7" text:style-name="Internet_20_link" text:visited-style-name="Visited_20_Internet_20_Link"><text:span text:style-name="T12">RAM</text:span></text:a></text:p>
      <text:p text:style-name="P18"><text:span text:style-name="T11">SSD: </text:span><text:a xlink:type="simple" xlink:href="https://www.amazon.fr/Crucial-CT1000BX500SSD1-Interne-BX500-pouces/dp/B07YD5F561/ref=sr_1_6?crid=2Y9EG6BQBJREN&amp;keywords=ssd%2Binterne&amp;qid=1695714566&amp;sprefix=SSD%2Binte%2Caps%2C65&amp;sr=8-6&amp;th=1" text:style-name="Internet_20_link" text:visited-style-name="Visited_20_Internet_20_Link"><text:span text:style-name="T15">SSD</text:span></text:a></text:p>
      <text:p text:style-name="P9"/>
      <text:p text:style-name="P19">Voici les différents composants pour la solution de sauvegarde :</text:p>
      <text:p text:style-name="P20"/>
      <text:p text:style-name="P20"><text:span text:style-name="T12">Disque NAS 1TO :</text:span></text:p>
      <text:p text:style-name="P20"><text:a xlink:type="simple" xlink:href="https://www.amazon.fr/Red-Disque-dur-interne-NAS/dp/B083XVY99B/ref=sr_1_5?__mk_fr_FR=ÅMÅŽÕÑ&amp;crid=1ST34FQE41VZY&amp;keywords=Disque+dur+NAS&amp;qid=1695714946&amp;sprefix=disque+dur+nas%2Caps%2C68&amp;sr=8-5" text:style-name="Internet_20_link" text:visited-style-name="Visited_20_Internet_20_Link"><text:span text:style-name="T12">Disque NAS</text:span></text:a></text:p>
      <text:p text:style-name="P19"/>
      <text:p text:style-name="P19">Serveur NAS:</text:p>
      <text:p text:style-name="P20"><text:a xlink:type="simple" xlink:href="https://www.amazon.fr/Synology-DS120j-4TB-Disque-Prix/dp/B0813SVMND/ref=sr_1_2_sspa?__mk_fr_FR=ÅMÅŽÕÑ&amp;crid=OMV5ADSISPCJ&amp;keywords=serveur+nas+1+baie&amp;qid=1695714930&amp;sprefix=serveur+nas+1+baie%2Caps%2C63&amp;sr=8-2-spons&amp;sp_csd=d2lkZ2V0TmFtZT1zcF9hdGY&amp;psc=1" text:style-name="Internet_20_link" text:visited-style-name="Visited_20_Internet_20_Link"><text:span text:style-name="T12">Serveur NAS</text:span></text:a></text:p>
      <text:p text:style-name="P20"/>
      <text:p text:style-name="P19">Le prix final est de 1539,01€ TTC</text:p>
      <text:p text:style-name="P9"/>
      <text:p text:style-name="P9"/>
      <text:p text:style-name="P9"/>
      <text:p text:style-name="P9"/>
      <text:p text:style-name="P9"/>
      <text:p text:style-name="P22"/>
      <text:p text:style-name="P22"><text:soft-page-break/>Mission 3:</text:p>
      <text:p text:style-name="P22"/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9T10:41:45.543000000</meta:creation-date>
    <dc:date>2023-09-26T10:15:32.023000000</dc:date>
    <meta:editing-duration>PT3H10M32S</meta:editing-duration>
    <meta:editing-cycles>4</meta:editing-cycles>
    <meta:generator>LibreOffice/7.5.3.2$Windows_X86_64 LibreOffice_project/9f56dff12ba03b9acd7730a5a481eea045e468f3</meta:generator>
    <meta:document-statistic meta:table-count="0" meta:image-count="0" meta:object-count="0" meta:page-count="3" meta:paragraph-count="33" meta:word-count="306" meta:character-count="2031" meta:non-whitespace-character-count="1640"/>
  </office:meta>
</office:document-meta>
</file>